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rea 07 – Desarrollo de clases Avanzado</text:p>
      <text:p text:style-name="P2"/>
      <text:p text:style-name="P2">El programa consta de tres Clases:</text:p>
      <text:p text:style-name="P2"/>
      <text:list xml:id="list7396837333925135827" text:style-name="L1">
        <text:list-item>
          <text:p text:style-name="P4"><text:span text:style-name="T2">Cliente:</text:span><text:span text:style-name="T3"> A través de esta clase se crea el objeto cliente.</text:span></text:p>
          <text:p text:style-name="P5"><text:span text:style-name="T5">Esta clase tiene dos constructores, uno que pide pasarle como parámetros todos los atributos de la cl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íctor Visús García<text:tab/><text:tab/>Tarea 09 – Archivo Serializad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3M16S</meta:editing-duration>
    <meta:editing-cycles>6</meta:editing-cycles>
    <meta:generator>OpenOffice/4.1.9$Win32 OpenOffice.org_project/419m1$Build-9805</meta:generator>
    <dc:date>2021-04-17T04:03:14.83</dc:date>
    <meta:document-statistic meta:table-count="0" meta:image-count="0" meta:object-count="0" meta:page-count="1" meta:paragraph-count="5" meta:word-count="51" meta:character-count="286"/>
    <meta:user-defined meta:name="Info 1"/>
    <meta:user-defined meta:name="Info 2"/>
    <meta:user-defined meta:name="Info 3"/>
    <meta:user-defined meta:name="Info 4"/>
  </office:meta>
</office:document-meta>
</file>